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color="#800000" fo:font-size="13pt" fo:language="zxx" fo:country="none" style:font-name-asian="Lucida Sans Unicode" style:font-size-asian="13pt" style:language-asian="en" style:country-asian="US" style:font-size-complex="13pt" style:language-complex="en" style:country-complex="US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시트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4"/>
        <table:table-column table:style-name="co5" table:default-cell-style-name="Default"/>
        <table:table-column table:style-name="co5" table:default-cell-style-name="ce4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탬플릿이름</text:p>
          </table:table-cell>
          <table:table-cell table:style-name="ce1" office:value-type="string">
            <text:p>스프라이트경로</text:p>
          </table:table-cell>
          <table:table-cell table:style-name="ce1" office:value-type="string">
            <text:p>아이디</text:p>
          </table:table-cell>
          <table:table-cell table:style-name="ce1" office:value-type="string">
            <text:p>보여지는 이미지번호</text:p>
          </table:table-cell>
          <table:table-cell table:style-name="ce1" office:value-type="string">
            <text:p>인자1</text:p>
          </table:table-cell>
          <table:table-cell table:style-name="ce1" office:value-type="string">
            <text:p>인자2</text:p>
          </table:table-cell>
          <table:table-cell table:style-name="ce1" office:value-type="string">
            <text:p>인자3</text:p>
          </table:table-cell>
          <table:table-cell table:style-name="ce1" office:value-type="string">
            <text:p>인자4</text:p>
          </table:table-cell>
          <table:table-cell table:style-name="ce1" office:value-type="string">
            <text:p>인자5</text:p>
          </table:table-cell>
          <table:table-cell table:style-name="ce5" table:number-columns-repeated="247"/>
        </table:table-row>
        <table:table-row table:style-name="ro2">
          <table:table-cell table:style-name="ce2" office:value-type="string">
            <text:p>gass_green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00">
            <text:p>190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47"/>
        </table:table-row>
        <table:table-row table:style-name="ro3">
          <table:table-cell table:style-name="ce2" office:value-type="string">
            <text:p>gass_green1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01">
            <text:p>19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green2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02">
            <text:p>19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blue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03">
            <text:p>190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blue1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04">
            <text:p>19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blue2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05">
            <text:p>1905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gray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06">
            <text:p>19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gray1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07">
            <text:p>1907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purple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08">
            <text:p>1908</text:p>
          </table:table-cell>
          <table:table-cell table:number-columns-repeated="2" table:style-name="ce4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gass_purple1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09">
            <text:p>1909</text:p>
          </table:table-cell>
          <table:table-cell table:number-columns-repeated="2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n1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10">
            <text:p>191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n2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11">
            <text:p>1911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n3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12">
            <text:p>1912</text:p>
          </table:table-cell>
          <table:table-cell table:number-columns-repeated="2" table:style-name="ce4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n4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13">
            <text:p>1913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pan5_end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14">
            <text:p>1914</text:p>
          </table:table-cell>
          <table:table-cell table:number-columns-repeated="2" table:style-name="ce4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1_l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15">
            <text:p>1915</text:p>
          </table:table-cell>
          <table:table-cell table:number-columns-repeated="2"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1_r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16">
            <text:p>1916</text:p>
          </table:table-cell>
          <table:table-cell table:number-columns-repeated="2" table:style-name="ce4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1_up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17">
            <text:p>1917</text:p>
          </table:table-cell>
          <table:table-cell table:number-columns-repeated="2"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1_down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18">
            <text:p>1918</text:p>
          </table:table-cell>
          <table:table-cell table:number-columns-repeated="2" table:style-name="ce4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2_1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19">
            <text:p>1919</text:p>
          </table:table-cell>
          <table:table-cell table:number-columns-repeated="2" table:style-name="ce3" office:value-type="float" office:value="19">
            <text:p>1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2_2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20">
            <text:p>1920</text:p>
          </table:table-cell>
          <table:table-cell table:number-columns-repeated="2" table:style-name="ce4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2_3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21">
            <text:p>1921</text:p>
          </table:table-cell>
          <table:table-cell table:number-columns-repeated="2"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box2_2r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22">
            <text:p>1922</text:p>
          </table:table-cell>
          <table:table-cell table:number-columns-repeated="2" table:style-name="ce4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ox2_3r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23">
            <text:p>1923</text:p>
          </table:table-cell>
          <table:table-cell table:number-columns-repeated="2"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ox3_1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24">
            <text:p>1924</text:p>
          </table:table-cell>
          <table:table-cell table:number-columns-repeated="2" table:style-name="ce4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ox3_1r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25">
            <text:p>1925</text:p>
          </table:table-cell>
          <table:table-cell table:number-columns-repeated="2" table:style-name="ce3" office:value-type="float" office:value="25">
            <text:p>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li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26">
            <text:p>1926</text:p>
          </table:table-cell>
          <table:table-cell table:number-columns-repeated="2" table:style-name="ce4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pan1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27">
            <text:p>1927</text:p>
          </table:table-cell>
          <table:table-cell table:number-columns-repeated="2"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pan2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28">
            <text:p>1928</text:p>
          </table:table-cell>
          <table:table-cell table:number-columns-repeated="2" table:style-name="ce4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29">
            <text:p>1929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pan3</text:p>
          </table:table-cell>
          <table:table-cell office:value-type="string">
            <text:p>.\..\..\gfx\sprites\background\map_18.sprite</text:p>
          </table:table-cell>
          <table:table-cell table:style-name="ce4" office:value-type="float" office:value="1930">
            <text:p>1930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utpan4</text:p>
          </table:table-cell>
          <table:table-cell office:value-type="string">
            <text:p>.\..\..\gfx\sprites\background\map_18.sprite</text:p>
          </table:table-cell>
          <table:table-cell table:style-name="ce3" office:value-type="float" office:value="1931">
            <text:p>1931</text:p>
          </table:table-cell>
          <table:table-cell table:number-columns-repeated="2" table:style-name="ce3" office:value-type="float" office:value="31">
            <text:p>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road</text:p>
          </table:table-cell>
          <table:table-cell office:value-type="string">
            <text:p>.\..\..\gfx\sprites\background\map_19.sprite</text:p>
          </table:table-cell>
          <table:table-cell office:value-type="float" office:value="2000">
            <text:p>200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1</text:p>
          </table:table-cell>
          <table:table-cell office:value-type="string">
            <text:p>.\..\..\gfx\sprites\background\map_19.sprite</text:p>
          </table:table-cell>
          <table:table-cell office:value-type="float" office:value="2001">
            <text:p>20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2</text:p>
          </table:table-cell>
          <table:table-cell office:value-type="string">
            <text:p>.\..\..\gfx\sprites\background\map_19.sprite</text:p>
          </table:table-cell>
          <table:table-cell office:value-type="float" office:value="2002">
            <text:p>20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1</text:p>
          </table:table-cell>
          <table:table-cell office:value-type="string">
            <text:p>.\..\..\gfx\sprites\background\map_19.sprite</text:p>
          </table:table-cell>
          <table:table-cell office:value-type="float" office:value="2003">
            <text:p>200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2</text:p>
          </table:table-cell>
          <table:table-cell office:value-type="string">
            <text:p>.\..\..\gfx\sprites\background\map_19.sprite</text:p>
          </table:table-cell>
          <table:table-cell office:value-type="float" office:value="2004">
            <text:p>20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3</text:p>
          </table:table-cell>
          <table:table-cell office:value-type="string">
            <text:p>.\..\..\gfx\sprites\background\map_19.sprite</text:p>
          </table:table-cell>
          <table:table-cell office:value-type="float" office:value="2005">
            <text:p>2005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4</text:p>
          </table:table-cell>
          <table:table-cell office:value-type="string">
            <text:p>.\..\..\gfx\sprites\background\map_19.sprite</text:p>
          </table:table-cell>
          <table:table-cell office:value-type="float" office:value="2006">
            <text:p>20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car5</text:p>
          </table:table-cell>
          <table:table-cell office:value-type="string">
            <text:p>.\..\..\gfx\sprites\background\map_19.sprite</text:p>
          </table:table-cell>
          <table:table-cell office:value-type="float" office:value="2007">
            <text:p>2007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lock</text:p>
          </table:table-cell>
          <table:table-cell office:value-type="string">
            <text:p>.\..\..\gfx\sprites\background\map_19.sprite</text:p>
          </table:table-cell>
          <table:table-cell office:value-type="float" office:value="2008">
            <text:p>2008</text:p>
          </table:table-cell>
          <table:table-cell table:number-columns-repeated="2" table:style-name="ce4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jl</text:p>
          </table:table-cell>
          <table:table-cell office:value-type="string">
            <text:p>.\..\..\gfx\sprites\background\map_19.sprite</text:p>
          </table:table-cell>
          <table:table-cell office:value-type="float" office:value="2009">
            <text:p>2009</text:p>
          </table:table-cell>
          <table:table-cell table:number-columns-repeated="2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objr</text:p>
          </table:table-cell>
          <table:table-cell office:value-type="string">
            <text:p>.\..\..\gfx\sprites\background\map_19.sprite</text:p>
          </table:table-cell>
          <table:table-cell office:value-type="float" office:value="2010">
            <text:p>201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hadow1</text:p>
          </table:table-cell>
          <table:table-cell office:value-type="string">
            <text:p>.\..\..\gfx\sprites\background\map_19.sprite</text:p>
          </table:table-cell>
          <table:table-cell office:value-type="float" office:value="2011">
            <text:p>2011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hadow2</text:p>
          </table:table-cell>
          <table:table-cell office:value-type="string">
            <text:p>.\..\..\gfx\sprites\background\map_19.sprite</text:p>
          </table:table-cell>
          <table:table-cell office:value-type="float" office:value="2012">
            <text:p>2012</text:p>
          </table:table-cell>
          <table:table-cell table:number-columns-repeated="2" table:style-name="ce4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1r</text:p>
          </table:table-cell>
          <table:table-cell office:value-type="string">
            <text:p>.\..\..\gfx\sprites\background\map_19.sprite</text:p>
          </table:table-cell>
          <table:table-cell office:value-type="float" office:value="2013">
            <text:p>2013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2</text:p>
          </table:table-cell>
          <table:table-cell office:value-type="string">
            <text:p>.\..\..\gfx\sprites\background\map_19.sprite</text:p>
          </table:table-cell>
          <table:table-cell office:value-type="float" office:value="2014">
            <text:p>2014</text:p>
          </table:table-cell>
          <table:table-cell table:number-columns-repeated="2" table:style-name="ce4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3r</text:p>
          </table:table-cell>
          <table:table-cell office:value-type="string">
            <text:p>.\..\..\gfx\sprites\background\map_19.sprite</text:p>
          </table:table-cell>
          <table:table-cell office:value-type="float" office:value="2015">
            <text:p>2015</text:p>
          </table:table-cell>
          <table:table-cell table:number-columns-repeated="2"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4</text:p>
          </table:table-cell>
          <table:table-cell office:value-type="string">
            <text:p>.\..\..\gfx\sprites\background\map_19.sprite</text:p>
          </table:table-cell>
          <table:table-cell office:value-type="float" office:value="2016">
            <text:p>2016</text:p>
          </table:table-cell>
          <table:table-cell table:number-columns-repeated="2" table:style-name="ce4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5r</text:p>
          </table:table-cell>
          <table:table-cell office:value-type="string">
            <text:p>.\..\..\gfx\sprites\background\map_19.sprite</text:p>
          </table:table-cell>
          <table:table-cell office:value-type="float" office:value="2017">
            <text:p>2017</text:p>
          </table:table-cell>
          <table:table-cell table:number-columns-repeated="2" table:style-name="ce3" office:value-type="float" office:value="17">
            <text:p>1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6</text:p>
          </table:table-cell>
          <table:table-cell office:value-type="string">
            <text:p>.\..\..\gfx\sprites\background\map_19.sprite</text:p>
          </table:table-cell>
          <table:table-cell office:value-type="float" office:value="2018">
            <text:p>2018</text:p>
          </table:table-cell>
          <table:table-cell table:number-columns-repeated="2" table:style-name="ce4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7r</text:p>
          </table:table-cell>
          <table:table-cell office:value-type="string">
            <text:p>.\..\..\gfx\sprites\background\map_19.sprite</text:p>
          </table:table-cell>
          <table:table-cell office:value-type="float" office:value="2019">
            <text:p>2019</text:p>
          </table:table-cell>
          <table:table-cell table:number-columns-repeated="2" table:style-name="ce3" office:value-type="float" office:value="19">
            <text:p>1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ront8</text:p>
          </table:table-cell>
          <table:table-cell office:value-type="string">
            <text:p>.\..\..\gfx\sprites\background\map_19.sprite</text:p>
          </table:table-cell>
          <table:table-cell office:value-type="float" office:value="2020">
            <text:p>2020</text:p>
          </table:table-cell>
          <table:table-cell table:number-columns-repeated="2" table:style-name="ce4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downlight</text:p>
          </table:table-cell>
          <table:table-cell office:value-type="string">
            <text:p>.\..\..\gfx\sprites\background\map_20.sprite</text:p>
          </table:table-cell>
          <table:table-cell office:value-type="float" office:value="2100">
            <text:p>210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_green</text:p>
          </table:table-cell>
          <table:table-cell office:value-type="string">
            <text:p>.\..\..\gfx\sprites\background\map_20.sprite</text:p>
          </table:table-cell>
          <table:table-cell office:value-type="float" office:value="2101">
            <text:p>21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_yellowlighting</text:p>
          </table:table-cell>
          <table:table-cell office:value-type="string">
            <text:p>.\..\..\gfx\sprites\background\map_20.sprite</text:p>
          </table:table-cell>
          <table:table-cell office:value-type="float" office:value="2102">
            <text:p>21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_bluelighting</text:p>
          </table:table-cell>
          <table:table-cell office:value-type="string">
            <text:p>.\..\..\gfx\sprites\background\map_20.sprite</text:p>
          </table:table-cell>
          <table:table-cell office:value-type="float" office:value="2103">
            <text:p>210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_redlighting</text:p>
          </table:table-cell>
          <table:table-cell office:value-type="string">
            <text:p>.\..\..\gfx\sprites\background\map_20.sprite</text:p>
          </table:table-cell>
          <table:table-cell office:value-type="float" office:value="2104">
            <text:p>21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1</text:p>
          </table:table-cell>
          <table:table-cell office:value-type="string">
            <text:p>.\..\..\gfx\sprites\background\map_20.sprite</text:p>
          </table:table-cell>
          <table:table-cell office:value-type="float" office:value="2105">
            <text:p>2105</text:p>
          </table:table-cell>
          <table:table-cell table:number-columns-repeated="2"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2</text:p>
          </table:table-cell>
          <table:table-cell office:value-type="string">
            <text:p>.\..\..\gfx\sprites\background\map_20.sprite</text:p>
          </table:table-cell>
          <table:table-cell office:value-type="float" office:value="2106">
            <text:p>2106</text:p>
          </table:table-cell>
          <table:table-cell table:number-columns-repeated="2" table:style-name="ce4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1</text:p>
          </table:table-cell>
          <table:table-cell office:value-type="string">
            <text:p>.\..\..\gfx\sprites\background\map_20.sprite</text:p>
          </table:table-cell>
          <table:table-cell office:value-type="float" office:value="2107">
            <text:p>2107</text:p>
          </table:table-cell>
          <table:table-cell table:number-columns-repeated="2"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2</text:p>
          </table:table-cell>
          <table:table-cell office:value-type="string">
            <text:p>.\..\..\gfx\sprites\background\map_20.sprite</text:p>
          </table:table-cell>
          <table:table-cell office:value-type="float" office:value="2108">
            <text:p>2108</text:p>
          </table:table-cell>
          <table:table-cell table:number-columns-repeated="2" table:style-name="ce4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1</text:p>
          </table:table-cell>
          <table:table-cell office:value-type="string">
            <text:p>.\..\..\gfx\sprites\background\map_20.sprite</text:p>
          </table:table-cell>
          <table:table-cell office:value-type="float" office:value="2109">
            <text:p>2109</text:p>
          </table:table-cell>
          <table:table-cell table:number-columns-repeated="2" table:style-name="ce3" office:value-type="float" office:value="25">
            <text:p>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g2</text:p>
          </table:table-cell>
          <table:table-cell office:value-type="string">
            <text:p>.\..\..\gfx\sprites\background\map_20.sprite</text:p>
          </table:table-cell>
          <table:table-cell office:value-type="float" office:value="2110">
            <text:p>2110</text:p>
          </table:table-cell>
          <table:table-cell table:number-columns-repeated="2" table:style-name="ce4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u1</text:p>
          </table:table-cell>
          <table:table-cell office:value-type="string">
            <text:p>.\..\..\gfx\sprites\background\map_20.sprite</text:p>
          </table:table-cell>
          <table:table-cell office:value-type="float" office:value="2111">
            <text:p>2111</text:p>
          </table:table-cell>
          <table:table-cell table:number-columns-repeated="2"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pu2</text:p>
          </table:table-cell>
          <table:table-cell office:value-type="string">
            <text:p>.\..\..\gfx\sprites\background\map_20.sprite</text:p>
          </table:table-cell>
          <table:table-cell office:value-type="float" office:value="2112">
            <text:p>2112</text:p>
          </table:table-cell>
          <table:table-cell table:number-columns-repeated="2" table:style-name="ce4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y1</text:p>
          </table:table-cell>
          <table:table-cell office:value-type="string">
            <text:p>.\..\..\gfx\sprites\background\map_20.sprite</text:p>
          </table:table-cell>
          <table:table-cell office:value-type="float" office:value="2113">
            <text:p>2113</text:p>
          </table:table-cell>
          <table:table-cell table:number-columns-repeated="2" table:style-name="ce3" office:value-type="float" office:value="29">
            <text:p>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y2</text:p>
          </table:table-cell>
          <table:table-cell office:value-type="string">
            <text:p>.\..\..\gfx\sprites\background\map_20.sprite</text:p>
          </table:table-cell>
          <table:table-cell office:value-type="float" office:value="2114">
            <text:p>2114</text:p>
          </table:table-cell>
          <table:table-cell table:number-columns-repeated="2" table:style-name="ce4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wholeline1</text:p>
          </table:table-cell>
          <table:table-cell office:value-type="string">
            <text:p>.\..\..\gfx\sprites\background\map_20.sprite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wholeline2</text:p>
          </table:table-cell>
          <table:table-cell office:value-type="string">
            <text:p>.\..\..\gfx\sprites\background\map_20.sprite</text:p>
          </table:table-cell>
          <table:table-cell office:value-type="float" office:value="2116">
            <text:p>2116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wholeline3</text:p>
          </table:table-cell>
          <table:table-cell office:value-type="string">
            <text:p>.\..\..\gfx\sprites\background\map_20.sprite</text:p>
          </table:table-cell>
          <table:table-cell office:value-type="float" office:value="2117">
            <text:p>2117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wholeline4</text:p>
          </table:table-cell>
          <table:table-cell office:value-type="string">
            <text:p>.\..\..\gfx\sprites\background\map_20.sprite</text:p>
          </table:table-cell>
          <table:table-cell office:value-type="float" office:value="2118">
            <text:p>2118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wholeline5</text:p>
          </table:table-cell>
          <table:table-cell office:value-type="string">
            <text:p>.\..\..\gfx\sprites\background\map_20.sprite</text:p>
          </table:table-cell>
          <table:table-cell office:value-type="float" office:value="2119">
            <text:p>2119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top1</text:p>
          </table:table-cell>
          <table:table-cell office:value-type="string">
            <text:p>.\..\..\gfx\sprites\background\map_20.sprite</text:p>
          </table:table-cell>
          <table:table-cell office:value-type="float" office:value="2120">
            <text:p>2120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top2</text:p>
          </table:table-cell>
          <table:table-cell office:value-type="string">
            <text:p>.\..\..\gfx\sprites\background\map_20.sprite</text:p>
          </table:table-cell>
          <table:table-cell office:value-type="float" office:value="2121">
            <text:p>2121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one</text:p>
          </table:table-cell>
          <table:table-cell office:value-type="string">
            <text:p>.\..\..\gfx\sprites\background\map_20.sprite</text:p>
          </table:table-cell>
          <table:table-cell office:value-type="float" office:value="2122">
            <text:p>212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two</text:p>
          </table:table-cell>
          <table:table-cell office:value-type="string">
            <text:p>.\..\..\gfx\sprites\background\map_20.sprite</text:p>
          </table:table-cell>
          <table:table-cell office:value-type="float" office:value="2123">
            <text:p>2123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three</text:p>
          </table:table-cell>
          <table:table-cell office:value-type="string">
            <text:p>.\..\..\gfx\sprites\background\map_20.sprite</text:p>
          </table:table-cell>
          <table:table-cell office:value-type="float" office:value="2124">
            <text:p>2124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pink</text:p>
          </table:table-cell>
          <table:table-cell office:value-type="string">
            <text:p>.\..\..\gfx\sprites\background\map_20.sprite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blue</text:p>
          </table:table-cell>
          <table:table-cell office:value-type="string">
            <text:p>.\..\..\gfx\sprites\background\map_20.sprite</text:p>
          </table:table-cell>
          <table:table-cell office:value-type="float" office:value="2126">
            <text:p>2126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gree</text:p>
          </table:table-cell>
          <table:table-cell office:value-type="string">
            <text:p>.\..\..\gfx\sprites\background\map_20.sprite</text:p>
          </table:table-cell>
          <table:table-cell office:value-type="float" office:value="2127">
            <text:p>2127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purple</text:p>
          </table:table-cell>
          <table:table-cell office:value-type="string">
            <text:p>.\..\..\gfx\sprites\background\map_20.sprite</text:p>
          </table:table-cell>
          <table:table-cell office:value-type="float" office:value="2128">
            <text:p>2128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yellow</text:p>
          </table:table-cell>
          <table:table-cell office:value-type="string">
            <text:p>.\..\..\gfx\sprites\background\map_20.sprite</text:p>
          </table:table-cell>
          <table:table-cell office:value-type="float" office:value="2129">
            <text:p>2129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top_b</text:p>
          </table:table-cell>
          <table:table-cell office:value-type="string">
            <text:p>.\..\..\gfx\sprites\background\map_20.sprite</text:p>
          </table:table-cell>
          <table:table-cell office:value-type="float" office:value="2130">
            <text:p>2130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ani_top_g</text:p>
          </table:table-cell>
          <table:table-cell office:value-type="string">
            <text:p>.\..\..\gfx\sprites\background\map_20.sprite</text:p>
          </table:table-cell>
          <table:table-cell office:value-type="float" office:value="2131">
            <text:p>2131</text:p>
          </table:table-cell>
          <table:table-cell table:number-columns-repeated="2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ll1</text:p>
          </table:table-cell>
          <table:table-cell office:value-type="string">
            <text:p>.\..\..\gfx\sprites\background\map_21.sprite</text:p>
          </table:table-cell>
          <table:table-cell office:value-type="float" office:value="2200">
            <text:p>220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ll2_l</text:p>
          </table:table-cell>
          <table:table-cell office:value-type="string">
            <text:p>.\..\..\gfx\sprites\background\map_21.sprite</text:p>
          </table:table-cell>
          <table:table-cell office:value-type="float" office:value="2201">
            <text:p>22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fill2_r</text:p>
          </table:table-cell>
          <table:table-cell office:value-type="string">
            <text:p>.\..\..\gfx\sprites\background\map_21.sprite</text:p>
          </table:table-cell>
          <table:table-cell office:value-type="float" office:value="2202">
            <text:p>220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h_l</text:p>
          </table:table-cell>
          <table:table-cell office:value-type="string">
            <text:p>.\..\..\gfx\sprites\background\map_21.sprite</text:p>
          </table:table-cell>
          <table:table-cell office:value-type="float" office:value="2203">
            <text:p>2203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sh_r</text:p>
          </table:table-cell>
          <table:table-cell office:value-type="string">
            <text:p>.\..\..\gfx\sprites\background\map_21.sprite</text:p>
          </table:table-cell>
          <table:table-cell office:value-type="float" office:value="2204">
            <text:p>2204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_131</text:p>
          </table:table-cell>
          <table:table-cell office:value-type="string">
            <text:p>.\..\..\gfx\sprites\background\map_21.sprite</text:p>
          </table:table-cell>
          <table:table-cell office:value-type="float" office:value="2205">
            <text:p>2205</text:p>
          </table:table-cell>
          <table:table-cell table:number-columns-repeated="2"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_132</text:p>
          </table:table-cell>
          <table:table-cell office:value-type="string">
            <text:p>.\..\..\gfx\sprites\background\map_21.sprite</text:p>
          </table:table-cell>
          <table:table-cell office:value-type="float" office:value="2206">
            <text:p>2206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_133</text:p>
          </table:table-cell>
          <table:table-cell office:value-type="string">
            <text:p>.\..\..\gfx\sprites\background\map_21.sprite</text:p>
          </table:table-cell>
          <table:table-cell office:value-type="float" office:value="2207">
            <text:p>2207</text:p>
          </table:table-cell>
          <table:table-cell table:number-columns-repeated="2"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lock_gray</text:p>
          </table:table-cell>
          <table:table-cell office:value-type="string">
            <text:p>.\..\..\gfx\sprites\background\map_21.sprite</text:p>
          </table:table-cell>
          <table:table-cell office:value-type="float" office:value="2208">
            <text:p>2208</text:p>
          </table:table-cell>
          <table:table-cell table:number-columns-repeated="2" table:style-name="ce4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backline</text:p>
          </table:table-cell>
          <table:table-cell office:value-type="string">
            <text:p>.\..\..\gfx\sprites\background\map_21.sprite</text:p>
          </table:table-cell>
          <table:table-cell office:value-type="float" office:value="2209">
            <text:p>2209</text:p>
          </table:table-cell>
          <table:table-cell table:number-columns-repeated="2" table:style-name="ce3" office:value-type="float" office:value="9">
            <text:p>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ladder</text:p>
          </table:table-cell>
          <table:table-cell office:value-type="string">
            <text:p>.\..\..\gfx\sprites\background\map_21.sprite</text:p>
          </table:table-cell>
          <table:table-cell office:value-type="float" office:value="2210">
            <text:p>2210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edwire1</text:p>
          </table:table-cell>
          <table:table-cell office:value-type="string">
            <text:p>.\..\..\gfx\sprites\background\map_21.sprite</text:p>
          </table:table-cell>
          <table:table-cell office:value-type="float" office:value="2211">
            <text:p>2211</text:p>
          </table:table-cell>
          <table:table-cell table:number-columns-repeated="2"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edwire2</text:p>
          </table:table-cell>
          <table:table-cell office:value-type="string">
            <text:p>.\..\..\gfx\sprites\background\map_21.sprite</text:p>
          </table:table-cell>
          <table:table-cell office:value-type="float" office:value="2212">
            <text:p>2212</text:p>
          </table:table-cell>
          <table:table-cell table:number-columns-repeated="2" table:style-name="ce4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47"/>
        </table:table-row>
        <table:table-row table:style-name="ro3">
          <table:table-cell office:value-type="string">
            <text:p>redwire3</text:p>
          </table:table-cell>
          <table:table-cell office:value-type="string">
            <text:p>.\..\..\gfx\sprites\background\map_21.sprite</text:p>
          </table:table-cell>
          <table:table-cell office:value-type="float" office:value="2213">
            <text:p>2213</text:p>
          </table:table-cell>
          <table:table-cell table:number-columns-repeated="2" table:style-name="ce3" office:value-type="float" office:value="13">
            <text:p>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ackout1</text:p>
          </table:table-cell>
          <table:table-cell office:value-type="string">
            <text:p>.\..\..\gfx\sprites\background\map_21.sprite</text:p>
          </table:table-cell>
          <table:table-cell office:value-type="float" office:value="2214">
            <text:p>2214</text:p>
          </table:table-cell>
          <table:table-cell table:number-columns-repeated="2" office:value-type="float" office:value="29">
            <text:p>29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ackout2_l</text:p>
          </table:table-cell>
          <table:table-cell office:value-type="string">
            <text:p>.\..\..\gfx\sprites\background\map_21.sprite</text:p>
          </table:table-cell>
          <table:table-cell office:value-type="float" office:value="2215">
            <text:p>2215</text:p>
          </table:table-cell>
          <table:table-cell table:number-columns-repeated="2" office:value-type="float" office:value="30">
            <text:p>3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ackout2_r</text:p>
          </table:table-cell>
          <table:table-cell office:value-type="string">
            <text:p>.\..\..\gfx\sprites\background\map_21.sprite</text:p>
          </table:table-cell>
          <table:table-cell office:value-type="float" office:value="2216">
            <text:p>2216</text:p>
          </table:table-cell>
          <table:table-cell table:number-columns-repeated="2" office:value-type="float" office:value="31">
            <text:p>31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1_l</text:p>
          </table:table-cell>
          <table:table-cell office:value-type="string">
            <text:p>.\..\..\gfx\sprites\background\map_21.sprite</text:p>
          </table:table-cell>
          <table:table-cell office:value-type="float" office:value="2217">
            <text:p>2217</text:p>
          </table:table-cell>
          <table:table-cell table:number-columns-repeated="2" office:value-type="float" office:value="32">
            <text:p>32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1_r</text:p>
          </table:table-cell>
          <table:table-cell office:value-type="string">
            <text:p>.\..\..\gfx\sprites\background\map_21.sprite</text:p>
          </table:table-cell>
          <table:table-cell office:value-type="float" office:value="2218">
            <text:p>2218</text:p>
          </table:table-cell>
          <table:table-cell table:number-columns-repeated="2" office:value-type="float" office:value="33">
            <text:p>33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1s_r</text:p>
          </table:table-cell>
          <table:table-cell office:value-type="string">
            <text:p>.\..\..\gfx\sprites\background\map_21.sprite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4">
            <text:p>3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1s_l</text:p>
          </table:table-cell>
          <table:table-cell office:value-type="string">
            <text:p>.\..\..\gfx\sprites\background\map_21.sprite</text:p>
          </table:table-cell>
          <table:table-cell office:value-type="float" office:value="2220">
            <text:p>2220</text:p>
          </table:table-cell>
          <table:table-cell table:number-columns-repeated="2" office:value-type="float" office:value="35">
            <text:p>35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2_l</text:p>
          </table:table-cell>
          <table:table-cell office:value-type="string">
            <text:p>.\..\..\gfx\sprites\background\map_21.sprite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36">
            <text:p>36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6">
            <text:p>3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2_R</text:p>
          </table:table-cell>
          <table:table-cell office:value-type="string">
            <text:p>.\..\..\gfx\sprites\background\map_21.sprite</text:p>
          </table:table-cell>
          <table:table-cell office:value-type="float" office:value="2222">
            <text:p>2222</text:p>
          </table:table-cell>
          <table:table-cell table:number-columns-repeated="2" office:value-type="float" office:value="37">
            <text:p>37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3_l</text:p>
          </table:table-cell>
          <table:table-cell office:value-type="string">
            <text:p>.\..\..\gfx\sprites\background\map_21.sprite</text:p>
          </table:table-cell>
          <table:table-cell office:value-type="float" office:value="2223">
            <text:p>2223</text:p>
          </table:table-cell>
          <table:table-cell table:number-columns-repeated="2" office:value-type="float" office:value="38">
            <text:p>38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3_r</text:p>
          </table:table-cell>
          <table:table-cell office:value-type="string">
            <text:p>.\..\..\gfx\sprites\background\map_21.sprite</text:p>
          </table:table-cell>
          <table:table-cell office:value-type="float" office:value="2224">
            <text:p>2224</text:p>
          </table:table-cell>
          <table:table-cell table:number-columns-repeated="2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39">
            <text:p>39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4_ob</text:p>
          </table:table-cell>
          <table:table-cell office:value-type="string">
            <text:p>.\..\..\gfx\sprites\background\map_21.sprite</text:p>
          </table:table-cell>
          <table:table-cell office:value-type="float" office:value="2225">
            <text:p>2225</text:p>
          </table:table-cell>
          <table:table-cell table:number-columns-repeated="2" office:value-type="float" office:value="40">
            <text:p>4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5_ob</text:p>
          </table:table-cell>
          <table:table-cell office:value-type="string">
            <text:p>.\..\..\gfx\sprites\background\map_21.sprite</text:p>
          </table:table-cell>
          <table:table-cell office:value-type="float" office:value="2226">
            <text:p>2226</text:p>
          </table:table-cell>
          <table:table-cell table:number-columns-repeated="2" office:value-type="float" office:value="41">
            <text:p>41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6_ob</text:p>
          </table:table-cell>
          <table:table-cell office:value-type="string">
            <text:p>.\..\..\gfx\sprites\background\map_21.sprite</text:p>
          </table:table-cell>
          <table:table-cell office:value-type="float" office:value="2227">
            <text:p>2227</text:p>
          </table:table-cell>
          <table:table-cell table:number-columns-repeated="2" office:value-type="float" office:value="42">
            <text:p>42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7_l</text:p>
          </table:table-cell>
          <table:table-cell office:value-type="string">
            <text:p>.\..\..\gfx\sprites\background\map_21.sprite</text:p>
          </table:table-cell>
          <table:table-cell office:value-type="float" office:value="2228">
            <text:p>2228</text:p>
          </table:table-cell>
          <table:table-cell table:number-columns-repeated="2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7_r</text:p>
          </table:table-cell>
          <table:table-cell office:value-type="string">
            <text:p>.\..\..\gfx\sprites\background\map_21.sprite</text:p>
          </table:table-cell>
          <table:table-cell office:value-type="float" office:value="2229">
            <text:p>2229</text:p>
          </table:table-cell>
          <table:table-cell table:number-columns-repeated="2" office:value-type="float" office:value="44">
            <text:p>44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81</text:p>
          </table:table-cell>
          <table:table-cell office:value-type="string">
            <text:p>.\..\..\gfx\sprites\background\map_21.sprite</text:p>
          </table:table-cell>
          <table:table-cell office:value-type="float" office:value="2230">
            <text:p>2230</text:p>
          </table:table-cell>
          <table:table-cell table:number-columns-repeated="2" office:value-type="float" office:value="45">
            <text:p>45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82</text:p>
          </table:table-cell>
          <table:table-cell office:value-type="string">
            <text:p>.\..\..\gfx\sprites\background\map_21.sprite</text:p>
          </table:table-cell>
          <table:table-cell office:value-type="float" office:value="2231">
            <text:p>2231</text:p>
          </table:table-cell>
          <table:table-cell table:number-columns-repeated="2" office:value-type="float" office:value="46">
            <text:p>46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ipe9_ob</text:p>
          </table:table-cell>
          <table:table-cell office:value-type="string">
            <text:p>.\..\..\gfx\sprites\background\map_21.sprite</text:p>
          </table:table-cell>
          <table:table-cell office:value-type="float" office:value="2232">
            <text:p>2232</text:p>
          </table:table-cell>
          <table:table-cell table:number-columns-repeated="2" office:value-type="float" office:value="47">
            <text:p>47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1</text:p>
          </table:table-cell>
          <table:table-cell office:value-type="string">
            <text:p>.\..\..\gfx\sprites\background\map_21.sprite</text:p>
          </table:table-cell>
          <table:table-cell office:value-type="float" office:value="2233">
            <text:p>2233</text:p>
          </table:table-cell>
          <table:table-cell table:number-columns-repeated="2" office:value-type="float" office:value="48">
            <text:p>48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8">
            <text:p>48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2</text:p>
          </table:table-cell>
          <table:table-cell office:value-type="string">
            <text:p>.\..\..\gfx\sprites\background\map_21.sprite</text:p>
          </table:table-cell>
          <table:table-cell office:value-type="float" office:value="2234">
            <text:p>2234</text:p>
          </table:table-cell>
          <table:table-cell table:number-columns-repeated="2" office:value-type="float" office:value="49">
            <text:p>49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3</text:p>
          </table:table-cell>
          <table:table-cell office:value-type="string">
            <text:p>.\..\..\gfx\sprites\background\map_21.sprite</text:p>
          </table:table-cell>
          <table:table-cell office:value-type="float" office:value="2235">
            <text:p>2235</text:p>
          </table:table-cell>
          <table:table-cell table:number-columns-repeated="2" office:value-type="float" office:value="50">
            <text:p>5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0">
            <text:p>50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1_l</text:p>
          </table:table-cell>
          <table:table-cell office:value-type="string">
            <text:p>.\..\..\gfx\sprites\background\map_21.sprite</text:p>
          </table:table-cell>
          <table:table-cell office:value-type="float" office:value="2236">
            <text:p>2236</text:p>
          </table:table-cell>
          <table:table-cell table:number-columns-repeated="2" office:value-type="float" office:value="51">
            <text:p>51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1">
            <text:p>5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1_r</text:p>
          </table:table-cell>
          <table:table-cell office:value-type="string">
            <text:p>.\..\..\gfx\sprites\background\map_21.sprite</text:p>
          </table:table-cell>
          <table:table-cell office:value-type="float" office:value="2237">
            <text:p>2237</text:p>
          </table:table-cell>
          <table:table-cell table:number-columns-repeated="2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2">
            <text:p>5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2_l</text:p>
          </table:table-cell>
          <table:table-cell office:value-type="string">
            <text:p>.\..\..\gfx\sprites\background\map_21.sprite</text:p>
          </table:table-cell>
          <table:table-cell office:value-type="float" office:value="2238">
            <text:p>2238</text:p>
          </table:table-cell>
          <table:table-cell table:number-columns-repeated="2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2_r</text:p>
          </table:table-cell>
          <table:table-cell office:value-type="string">
            <text:p>.\..\..\gfx\sprites\background\map_21.sprite</text:p>
          </table:table-cell>
          <table:table-cell office:value-type="float" office:value="2239">
            <text:p>2239</text:p>
          </table:table-cell>
          <table:table-cell table:number-columns-repeated="2" office:value-type="float" office:value="54">
            <text:p>54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4">
            <text:p>5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3_l</text:p>
          </table:table-cell>
          <table:table-cell office:value-type="string">
            <text:p>.\..\..\gfx\sprites\background\map_21.sprite</text:p>
          </table:table-cell>
          <table:table-cell office:value-type="float" office:value="2240">
            <text:p>2240</text:p>
          </table:table-cell>
          <table:table-cell table:number-columns-repeated="2" office:value-type="float" office:value="55">
            <text:p>55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3_r</text:p>
          </table:table-cell>
          <table:table-cell office:value-type="string">
            <text:p>.\..\..\gfx\sprites\background\map_21.sprite</text:p>
          </table:table-cell>
          <table:table-cell office:value-type="float" office:value="2241">
            <text:p>2241</text:p>
          </table:table-cell>
          <table:table-cell table:number-columns-repeated="2" office:value-type="float" office:value="56">
            <text:p>56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4</text:p>
          </table:table-cell>
          <table:table-cell office:value-type="string">
            <text:p>.\..\..\gfx\sprites\background\map_21.sprite</text:p>
          </table:table-cell>
          <table:table-cell office:value-type="float" office:value="2242">
            <text:p>2242</text:p>
          </table:table-cell>
          <table:table-cell table:number-columns-repeated="2" office:value-type="float" office:value="57">
            <text:p>57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5_l</text:p>
          </table:table-cell>
          <table:table-cell office:value-type="string">
            <text:p>.\..\..\gfx\sprites\background\map_21.sprite</text:p>
          </table:table-cell>
          <table:table-cell office:value-type="float" office:value="2243">
            <text:p>2243</text:p>
          </table:table-cell>
          <table:table-cell table:number-columns-repeated="2" office:value-type="float" office:value="58">
            <text:p>58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line5_r</text:p>
          </table:table-cell>
          <table:table-cell office:value-type="string">
            <text:p>.\..\..\gfx\sprites\background\map_21.sprite</text:p>
          </table:table-cell>
          <table:table-cell office:value-type="float" office:value="2244">
            <text:p>2244</text:p>
          </table:table-cell>
          <table:table-cell table:number-columns-repeated="2" office:value-type="float" office:value="59">
            <text:p>59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59">
            <text:p>59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4</text:p>
          </table:table-cell>
          <table:table-cell office:value-type="string">
            <text:p>.\..\..\gfx\sprites\background\map_21.sprite</text:p>
          </table:table-cell>
          <table:table-cell office:value-type="float" office:value="2245">
            <text:p>2245</text:p>
          </table:table-cell>
          <table:table-cell table:number-columns-repeated="2" office:value-type="float" office:value="60">
            <text:p>6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box1</text:p>
          </table:table-cell>
          <table:table-cell office:value-type="string">
            <text:p>.\..\..\gfx\sprites\background\map_21.sprite</text:p>
          </table:table-cell>
          <table:table-cell office:value-type="float" office:value="2246">
            <text:p>2246</text:p>
          </table:table-cell>
          <table:table-cell table:number-columns-repeated="2" office:value-type="float" office:value="61">
            <text:p>61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1">
            <text:p>6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box2</text:p>
          </table:table-cell>
          <table:table-cell office:value-type="string">
            <text:p>.\..\..\gfx\sprites\background\map_21.sprite</text:p>
          </table:table-cell>
          <table:table-cell office:value-type="float" office:value="2247">
            <text:p>2247</text:p>
          </table:table-cell>
          <table:table-cell table:number-columns-repeated="2" office:value-type="float" office:value="62">
            <text:p>62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bbox3</text:p>
          </table:table-cell>
          <table:table-cell office:value-type="string">
            <text:p>.\..\..\gfx\sprites\background\map_21.sprite</text:p>
          </table:table-cell>
          <table:table-cell office:value-type="float" office:value="2248">
            <text:p>2248</text:p>
          </table:table-cell>
          <table:table-cell table:number-columns-repeated="2" office:value-type="float" office:value="63">
            <text:p>63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scar1</text:p>
          </table:table-cell>
          <table:table-cell office:value-type="string">
            <text:p>.\..\..\gfx\sprites\background\map_21.sprite</text:p>
          </table:table-cell>
          <table:table-cell office:value-type="float" office:value="2249">
            <text:p>2249</text:p>
          </table:table-cell>
          <table:table-cell table:number-columns-repeated="2" office:value-type="float" office:value="64">
            <text:p>64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scar2</text:p>
          </table:table-cell>
          <table:table-cell office:value-type="string">
            <text:p>.\..\..\gfx\sprites\background\map_21.sprite</text:p>
          </table:table-cell>
          <table:table-cell office:value-type="float" office:value="2250">
            <text:p>2250</text:p>
          </table:table-cell>
          <table:table-cell table:number-columns-repeated="2" office:value-type="float" office:value="65">
            <text:p>65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5">
            <text:p>6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scar3</text:p>
          </table:table-cell>
          <table:table-cell office:value-type="string">
            <text:p>.\..\..\gfx\sprites\background\map_21.sprite</text:p>
          </table:table-cell>
          <table:table-cell office:value-type="float" office:value="2251">
            <text:p>2251</text:p>
          </table:table-cell>
          <table:table-cell table:number-columns-repeated="2" office:value-type="float" office:value="66">
            <text:p>66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6">
            <text:p>66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gasbbox</text:p>
          </table:table-cell>
          <table:table-cell office:value-type="string">
            <text:p>.\..\..\gfx\sprites\background\map_21.sprite</text:p>
          </table:table-cell>
          <table:table-cell office:value-type="float" office:value="2252">
            <text:p>2252</text:p>
          </table:table-cell>
          <table:table-cell table:number-columns-repeated="2" office:value-type="float" office:value="67">
            <text:p>67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7">
            <text:p>67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plight</text:p>
          </table:table-cell>
          <table:table-cell office:value-type="string">
            <text:p>.\..\..\gfx\sprites\background\map_21.sprite</text:p>
          </table:table-cell>
          <table:table-cell office:value-type="float" office:value="2253">
            <text:p>2253</text:p>
          </table:table-cell>
          <table:table-cell table:number-columns-repeated="2" office:value-type="float" office:value="68">
            <text:p>68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68">
            <text:p>68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pinwheeel</text:p>
          </table:table-cell>
          <table:table-cell office:value-type="string">
            <text:p>.\..\..\gfx\sprites\background\map_21.sprite</text:p>
          </table:table-cell>
          <table:table-cell office:value-type="float" office:value="2254">
            <text:p>2254</text:p>
          </table:table-cell>
          <table:table-cell table:number-columns-repeated="2" office:value-type="float" office:value="14">
            <text:p>1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wheel</text:p>
          </table:table-cell>
          <table:table-cell office:value-type="string">
            <text:p>.\..\..\gfx\sprites\background\map_21.sprite</text:p>
          </table:table-cell>
          <table:table-cell office:value-type="float" office:value="2255">
            <text:p>2255</text:p>
          </table:table-cell>
          <table:table-cell table:number-columns-repeated="2" office:value-type="float" office:value="18">
            <text:p>1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nasa1</text:p>
          </table:table-cell>
          <table:table-cell office:value-type="string">
            <text:p>.\..\..\gfx\sprites\background\map_21.sprite</text:p>
          </table:table-cell>
          <table:table-cell office:value-type="float" office:value="2256">
            <text:p>2256</text:p>
          </table:table-cell>
          <table:table-cell table:number-columns-repeated="2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nasa2</text:p>
          </table:table-cell>
          <table:table-cell office:value-type="string">
            <text:p>.\..\..\gfx\sprites\background\map_21.sprite</text:p>
          </table:table-cell>
          <table:table-cell office:value-type="float" office:value="2257">
            <text:p>2257</text:p>
          </table:table-cell>
          <table:table-cell table:number-columns-repeated="2" office:value-type="float" office:value="23">
            <text:p>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nasa3</text:p>
          </table:table-cell>
          <table:table-cell office:value-type="string">
            <text:p>.\..\..\gfx\sprites\background\map_21.sprite</text:p>
          </table:table-cell>
          <table:table-cell office:value-type="float" office:value="2258">
            <text:p>2258</text:p>
          </table:table-cell>
          <table:table-cell table:number-columns-repeated="2" office:value-type="float" office:value="25">
            <text:p>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  <table:table-row table:style-name="ro4">
          <table:table-cell office:value-type="string">
            <text:p>ani_nasa4</text:p>
          </table:table-cell>
          <table:table-cell office:value-type="string">
            <text:p>.\..\..\gfx\sprites\background\map_21.sprite</text:p>
          </table:table-cell>
          <table:table-cell office:value-type="float" office:value="2259">
            <text:p>2259</text:p>
          </table:table-cell>
          <table:table-cell table:number-columns-repeated="2" office:value-type="float" office:value="27">
            <text:p>2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Normal_5f_" style:display-name="Normal_" style:family="table-cell" style:parent-style-name="Default">
      <style:table-cell-properties style:vertical-align="bottom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4">2009-04-24</text:date>, <text:time>17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6-12-14T14:26:19</meta:creation-date>
    <dc:date>2009-04-24T17:00:07.54</dc:date>
    <dc:language>en-GB</dc:language>
    <meta:editing-cycles>49</meta:editing-cycles>
    <meta:editing-duration>PT05H00M48S</meta:editing-duration>
    <meta:document-statistic meta:table-count="1" meta:cell-count="1314" meta:object-count="0"/>
    <meta:user-defined meta:name="Info 2"/>
    <meta:user-defined meta:name="Info 3"/>
    <meta:user-defined meta:name="Info 4"/>
    <meta:user-defined meta:name="Version">11.6568</meta:user-defined>
  </office:meta>
</office:document-meta>
</file>